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121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88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158">
      <style:table-cell-properties fo:border-bottom="0.99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1" table:default-cell-style-name="ce4"/>
        <table:table-column table:style-name="co2" table:number-columns-repeated="7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8"/>
        </table:table-row>
        <table:table-row table:style-name="ro2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9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5">
          <table:table-cell table:style-name="ce3"/>
          <table:table-cell table:style-name="ce6" office:value-type="date" office:date-value="2014-05-30" calcext:value-type="date">
            <text:p>5月30日</text:p>
          </table:table-cell>
          <table:table-cell table:style-name="ce6" table:formula="of:=[.B6]+7" office:value-type="date" office:date-value="2014-06-06" calcext:value-type="date">
            <text:p>6月6日</text:p>
          </table:table-cell>
          <table:table-cell table:style-name="ce6" table:formula="of:=[.C6]+7" office:value-type="date" office:date-value="2014-06-13" calcext:value-type="date">
            <text:p>6月13日</text:p>
          </table:table-cell>
          <table:table-cell table:style-name="ce6" table:formula="of:=[.D6]+7" office:value-type="date" office:date-value="2014-06-20" calcext:value-type="date">
            <text:p>6月20日</text:p>
          </table:table-cell>
          <table:table-cell table:style-name="ce6" table:formula="of:=[.E6]+7" office:value-type="date" office:date-value="2014-06-27" calcext:value-type="date">
            <text:p>6月27日</text:p>
          </table:table-cell>
          <table:table-cell table:style-name="ce6" table:formula="of:=[.F6]+7" office:value-type="date" office:date-value="2014-07-04" calcext:value-type="date">
            <text:p>7月4日</text:p>
          </table:table-cell>
          <table:table-cell table:style-name="ce6" table:formula="of:=[.G6]+7" office:value-type="date" office:date-value="2014-07-11" calcext:value-type="date">
            <text:p>7月11日</text:p>
          </table:table-cell>
          <table:table-cell table:style-name="ce6" table:formula="of:=[.H6]+7" office:value-type="date" office:date-value="2014-07-18" calcext:value-type="date">
            <text:p>7月18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外部設計書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内部設計</text:p>
          </table:table-cell>
          <table:table-cell/>
          <table:table-cell office:value-type="string" calcext:value-type="string">
            <text:p>△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工程振り返りシート（テスト・評価）</text:p>
          </table:table-cell>
          <table:table-cell table:style-name="ce8" table:number-columns-repeated="8"/>
        </table:table-row>
      </table:table>
      <table:table table:name="記入例" table:style-name="ta1" table:print="false">
        <table:table-column table:style-name="co5" table:default-cell-style-name="ce4"/>
        <table:table-column table:style-name="co6" table:number-columns-repeated="7" table:default-cell-style-name="ce7"/>
        <table:table-row table:style-name="ro8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7"/>
        </table:table-row>
        <table:table-row table:style-name="ro8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ce2" office:value-type="string" calcext:value-type="string">
            <text:p>(株)　神山電脳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5">
          <table:table-cell table:style-name="ce3"/>
          <table:table-cell table:style-name="ce6" office:value-type="date" office:date-value="2013-04-12" calcext:value-type="date">
            <text:p>4月12日</text:p>
          </table:table-cell>
          <table:table-cell table:style-name="ce6" office:value-type="date" office:date-value="2013-04-19" calcext:value-type="date">
            <text:p>4月19日</text:p>
          </table:table-cell>
          <table:table-cell table:style-name="ce6" office:value-type="date" office:date-value="2013-04-26" calcext:value-type="date">
            <text:p>4月26日</text:p>
          </table:table-cell>
          <table:table-cell table:style-name="ce6" office:value-type="date" office:date-value="2013-04-30" calcext:value-type="date">
            <text:p>4月30日</text:p>
          </table:table-cell>
          <table:table-cell table:style-name="ce6" office:value-type="date" office:date-value="2013-05-10" calcext:value-type="date">
            <text:p>5月10日</text:p>
          </table:table-cell>
          <table:table-cell table:style-name="ce6" office:value-type="date" office:date-value="2013-05-17" calcext:value-type="date">
            <text:p>5月17日</text:p>
          </table:table-cell>
          <table:table-cell table:style-name="ce6" office:value-type="date" office:date-value="2013-05-24" calcext:value-type="date">
            <text:p>5月24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Ver.1.0</text:p>
          </table:table-cell>
          <table:table-cell table:number-columns-repeated="3"/>
          <table:table-cell office:value-type="string" calcext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外部設計書</text:p>
          </table:table-cell>
          <table:table-cell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内部設計</text:p>
          </table:table-cell>
          <table:table-cell table:number-columns-repeated="2"/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office:value-type="string" calcext:value-type="string">
            <text:p>Ver.1.2</text:p>
          </table:table-cell>
          <table:table-cell office:value-type="string" calcext:value-type="string">
            <text:p>Ver.1.3</text:p>
          </table:table-cell>
          <table:table-cell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2"/>
          <table:table-cell table:number-columns-repeated="4"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4"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テスト・評価）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6-06T18:06:55.014825000</dc:date>
    <meta:editing-duration>PT50M24S</meta:editing-duration>
    <meta:editing-cycles>8</meta:editing-cycles>
    <meta:generator>LibreOffice/4.1.2.3$MacOSX_x86 LibreOffice_project/40b2d7fde7e8d2d7bc5a449dc65df4d08a7dd38</meta:generator>
    <meta:document-statistic meta:table-count="3" meta:cell-count="95" meta:object-count="0"/>
  </office:meta>
</office:document-meta>
</file>